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9937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2.7874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3508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1.5756in"/>
    </style:style>
    <style:style style:name="co16" style:family="table-column">
      <style:table-column-properties fo:break-before="auto" style:column-width="1.7902in"/>
    </style:style>
    <style:style style:name="co17" style:family="table-column">
      <style:table-column-properties fo:break-before="auto" style:column-width="3.6453in"/>
    </style:style>
    <style:style style:name="co18" style:family="table-column">
      <style:table-column-properties fo:break-before="auto" style:column-width="3.7098in"/>
    </style:style>
    <style:style style:name="co19" style:family="table-column">
      <style:table-column-properties fo:break-before="auto" style:column-width="1.6618in"/>
    </style:style>
    <style:style style:name="co20" style:family="table-column">
      <style:table-column-properties fo:break-before="auto" style:column-width="1.3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 style:vertical-align="botto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ntityType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4" table:number-columns-repeated="1018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IsEavEntity</text:p>
          </table:table-cell>
          <table:table-cell table:number-columns-repeated="1018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1-&quot;;[.A2])" office:value-type="string" office:string-value="11-101-10001" calcext:value-type="string">
            <text:p>11-101-10001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oduct – Sản phẩm</text:p>
          </table:table-cell>
          <table:table-cell office:value-type="string" calcext:value-type="string">
            <text:p>product-san-pha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ypes" table:style-name="ta1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8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BackendName</text:p>
          </table:table-cell>
          <table:table-cell table:number-columns-repeated="1018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2-&quot;;[.A2])" office:value-type="string" office:string-value="11-102-10001" calcext:value-type="string">
            <text:p>11-102-100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 – Số nguyên</text:p>
          </table:table-cell>
          <table:table-cell office:value-type="string" calcext:value-type="string">
            <text:p>int-so-nguyen</text:p>
          </table:table-cell>
          <table:table-cell office:value-type="string" calcext:value-type="string">
            <text:p>Int</text:p>
          </table:table-cell>
          <table:table-cell table:number-columns-repeated="1018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formula="of:=COM.MICROSOFT.CONCAT(&quot;11-102-&quot;;[.A3])" office:value-type="string" office:string-value="11-102-10002" calcext:value-type="string">
            <text:p>11-102-10002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Double - Số thập phân </text:p>
          </table:table-cell>
          <table:table-cell office:value-type="string" calcext:value-type="string">
            <text:p>double-so-thap-phan</text:p>
          </table:table-cell>
          <table:table-cell office:value-type="string" calcext:value-type="string">
            <text:p>Double</text:p>
          </table:table-cell>
          <table:table-cell table:number-columns-repeated="1018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formula="of:=COM.MICROSOFT.CONCAT(&quot;11-102-&quot;;[.A4])" office:value-type="string" office:string-value="11-102-10003" calcext:value-type="string">
            <text:p>11-102-10003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Time – Ngày giờ</text:p>
          </table:table-cell>
          <table:table-cell office:value-type="string" calcext:value-type="string">
            <text:p>datetime-ngay-gio</text:p>
          </table:table-cell>
          <table:table-cell office:value-type="string" calcext:value-type="string">
            <text:p>DateTime</text:p>
          </table:table-cell>
          <table:table-cell table:number-columns-repeated="1018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formula="of:=COM.MICROSOFT.CONCAT(&quot;11-102-&quot;;[.A5])" office:value-type="string" office:string-value="11-102-10004" calcext:value-type="string">
            <text:p>11-102-10004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String – Chuỗi</text:p>
          </table:table-cell>
          <table:table-cell office:value-type="string" calcext:value-type="string">
            <text:p>string-chuoi</text:p>
          </table:table-cell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formula="of:=COM.MICROSOFT.CONCAT(&quot;11-102-&quot;;[.A6])" office:value-type="string" office:string-value="11-102-10005" calcext:value-type="string">
            <text:p>11-102-100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 – Nhị phân</text:p>
          </table:table-cell>
          <table:table-cell office:value-type="string" calcext:value-type="string">
            <text:p>bool-nhi-phan</text:p>
          </table:table-cell>
          <table:table-cell office:value-type="string" calcext:value-type="string">
            <text:p>Bool</text:p>
          </table:table-cell>
          <table:table-cell table:number-columns-repeated="1018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formula="of:=COM.MICROSOFT.CONCAT(&quot;11-102-&quot;;[.A7])" office:value-type="string" office:string-value="11-102-10006" calcext:value-type="string">
            <text:p>11-102-1000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 – Số thập phân</text:p>
          </table:table-cell>
          <table:table-cell office:value-type="string" calcext:value-type="string">
            <text:p>float-so-thap-phan</text:p>
          </table:table-cell>
          <table:table-cell office:value-type="string" calcext:value-type="string">
            <text:p>Float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ityStatus" table:style-name="ta1">
        <table:table-column table:style-name="co4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4" table:number-columns-repeated="1019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table:number-columns-repeated="1019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3-&quot;;[.A2])" office:value-type="string" office:string-value="11-103-10001" calcext:value-type="string">
            <text:p>11-103-10001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Đã bật</text:p>
          </table:table-cell>
          <table:table-cell office:value-type="string" calcext:value-type="string">
            <text:p>enabled-da-bat</text:p>
          </table:table-cell>
          <table:table-cell table:number-columns-repeated="1019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formula="of:=COM.MICROSOFT.CONCAT(&quot;11-103-&quot;;[.A3])" office:value-type="string" office:string-value="11-103-10002" calcext:value-type="string">
            <text:p>11-103-10002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Đã tắt</text:p>
          </table:table-cell>
          <table:table-cell office:value-type="string" calcext:value-type="string">
            <text:p>disabled-da-tat</text:p>
          </table:table-cell>
          <table:table-cell table:number-columns-repeated="1019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formula="of:=COM.MICROSOFT.CONCAT(&quot;11-103-&quot;;[.A4])" office:value-type="string" office:string-value="11-103-10003" calcext:value-type="string">
            <text:p>11-103-10003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Đã duyệt</text:p>
          </table:table-cell>
          <table:table-cell office:value-type="string" calcext:value-type="string">
            <text:p>approved-da-duyet</text:p>
          </table:table-cell>
          <table:table-cell table:number-columns-repeated="1019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formula="of:=COM.MICROSOFT.CONCAT(&quot;11-103-&quot;;[.A5])" office:value-type="string" office:string-value="11-103-10004" calcext:value-type="string">
            <text:p>11-103-1000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Chờ duyệt</text:p>
          </table:table-cell>
          <table:table-cell office:value-type="string" calcext:value-type="string">
            <text:p>pending-cho-duyet</text:p>
          </table:table-cell>
          <table:table-cell table:number-columns-repeated="1019"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formula="of:=COM.MICROSOFT.CONCAT(&quot;11-103-&quot;;[.A6])" office:value-type="string" office:string-value="11-103-10005" calcext:value-type="string">
            <text:p>11-103-10005</text:p>
          </table:table-cell>
          <table:table-cell office:value-type="string" calcext:value-type="string">
            <text:p>Banned</text:p>
          </table:table-cell>
          <table:table-cell office:value-type="string" calcext:value-type="string">
            <text:p>Đã bị cấm</text:p>
          </table:table-cell>
          <table:table-cell office:value-type="string" calcext:value-type="string">
            <text:p>banned-da-bi-cam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Types" table:style-name="ta1">
        <table:table-column table:style-name="co4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4" table:number-columns-repeated="1020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imeType</text:p>
          </table:table-cell>
          <table:table-cell table:number-columns-repeated="1017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4-&quot;;[.A2])" office:value-type="string" office:string-value="11-104-10001" calcext:value-type="string">
            <text:p>11-104-10001</text:p>
          </table:table-cell>
          <table:table-cell table:number-columns-repeated="2"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image/png</text:p>
          </table:table-cell>
          <table:table-cell table:number-columns-repeated="1017"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formula="of:=COM.MICROSOFT.CONCAT(&quot;11-104-&quot;;[.A3])" office:value-type="string" office:string-value="11-104-10002" calcext:value-type="string">
            <text:p>11-104-10002</text:p>
          </table:table-cell>
          <table:table-cell table:number-columns-repeated="2"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image/jpeg</text:p>
          </table:table-cell>
          <table:table-cell table:number-columns-repeated="1017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formula="of:=COM.MICROSOFT.CONCAT(&quot;11-104-&quot;;[.A4])" office:value-type="string" office:string-value="11-104-10003" calcext:value-type="string">
            <text:p>11-104-10003</text:p>
          </table:table-cell>
          <table:table-cell table:number-columns-repeated="2" office:value-type="string" calcext:value-type="string">
            <text:p>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.jpeg</text:p>
          </table:table-cell>
          <table:table-cell office:value-type="string" calcext:value-type="string">
            <text:p>image/jpeg</text:p>
          </table:table-cell>
          <table:table-cell table:number-columns-repeated="1017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formula="of:=COM.MICROSOFT.CONCAT(&quot;11-104-&quot;;[.A5])" office:value-type="string" office:string-value="11-104-10004" calcext:value-type="string">
            <text:p>11-104-10004</text:p>
          </table:table-cell>
          <table:table-cell table:number-columns-repeated="2" office:value-type="string" calcext:value-type="string">
            <text:p>Csv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.csv</text:p>
          </table:table-cell>
          <table:table-cell office:value-type="string" calcext:value-type="string">
            <text:p>text/csv</text:p>
          </table:table-cell>
          <table:table-cell table:number-columns-repeated="1017"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formula="of:=COM.MICROSOFT.CONCAT(&quot;11-104-&quot;;[.A6])" office:value-type="string" office:string-value="11-104-10005" calcext:value-type="string">
            <text:p>11-104-10005</text:p>
          </table:table-cell>
          <table:table-cell table:number-columns-repeated="2"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.mp4</text:p>
          </table:table-cell>
          <table:table-cell office:value-type="string" calcext:value-type="string">
            <text:p>video/mp4</text:p>
          </table:table-cell>
          <table:table-cell table:number-columns-repeated="1017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formula="of:=COM.MICROSOFT.CONCAT(&quot;11-104-&quot;;[.A7])" office:value-type="string" office:string-value="11-104-10006" calcext:value-type="string">
            <text:p>11-104-10006</text:p>
          </table:table-cell>
          <table:table-cell table:number-columns-repeated="2" office:value-type="string" calcext:value-type="string">
            <text:p>Vide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.mpeg</text:p>
          </table:table-cell>
          <table:table-cell office:value-type="string" calcext:value-type="string">
            <text:p>video/mpeg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>
        <table:table-column table:style-name="co14" table:default-cell-style-name="ce3"/>
        <table:table-column table:style-name="co15" table:number-columns-repeated="2" table:default-cell-style-name="ce3"/>
        <table:table-column table:style-name="co16" table:number-columns-repeated="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4" table:number-columns-repeated="1015" table:default-cell-style-name="ce3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cumentTypeId</text:p>
          </table:table-cell>
          <table:table-cell office:value-type="string" calcext:value-type="string">
            <text:p>IsDeleted</text:p>
          </table:table-cell>
          <table:table-cell table:number-columns-repeated="1013"/>
        </table:table-row>
        <table:table-row table:style-name="ro2">
          <table:table-cell office:value-type="float" office:value="10001" calcext:value-type="float">
            <text:p>10001</text:p>
          </table:table-cell>
          <table:table-cell table:formula="of:=COM.MICROSOFT.CONCAT(&quot;11-105-&quot;;[.A2])" office:value-type="string" office:string-value="11-105-10001" calcext:value-type="string">
            <text:p>11-105-10001</text:p>
          </table:table-cell>
          <table:table-cell table:number-columns-repeated="4" office:value-type="string" calcext:value-type="string">
            <text:p>test</text:p>
          </table:table-cell>
          <table:table-cell office:value-type="string" calcext:value-type="string">
            <text:p>/home/p/Desktop/svietnam/svietnamSTATICFILES/category/image/test.jpg</text:p>
          </table:table-cell>
          <table:table-cell office:value-type="string" calcext:value-type="string">
            <text:p>https://localhost:5001/staticfiles/category/image/test.jpg</text:p>
          </table:table-cell>
          <table:table-cell office:value-type="string" calcext:value-type="string">
            <text:p>test</text:p>
          </table:table-cell>
          <table:table-cell office:value-type="float" office:value="10002" calcext:value-type="float">
            <text:p>1000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unes" table:style-name="ta1">
        <table:table-column table:style-name="co4" table:default-cell-style-name="ce10"/>
        <table:table-column table:style-name="co20" table:default-cell-style-name="ce10"/>
        <table:table-column table:style-name="co4" table:number-columns-repeated="1022" table:default-cell-style-name="ce10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isplayName</text:p>
          </table:table-cell>
          <table:table-cell table:style-name="ce9" office:value-type="string" calcext:value-type="string">
            <text:p>Slug</text:p>
          </table:table-cell>
          <table:table-cell office:value-type="string" calcext:value-type="string">
            <text:p>DistrictId</text:p>
          </table:table-cell>
          <table:table-cell table:number-columns-repeated="1018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3-&quot;;[.A2])" office:value-type="string" office:string-value="11-103-10001" calcext:value-type="string">
            <text:p>11-103-10001</text:p>
          </table:table-cell>
          <table:table-cell table:number-columns-repeated="3" office:value-type="string" calcext:value-type="string">
            <text:p>test</text:p>
          </table:table-cell>
          <table:table-cell office:value-type="float" office:value="10001" calcext:value-type="float">
            <text:p>10001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ricts" table:style-name="ta1">
        <table:table-column table:style-name="co4" table:default-cell-style-name="ce10"/>
        <table:table-column table:style-name="co20" table:default-cell-style-name="ce10"/>
        <table:table-column table:style-name="co4" table:number-columns-repeated="1022" table:default-cell-style-name="ce10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isplayName</text:p>
          </table:table-cell>
          <table:table-cell table:style-name="ce9" office:value-type="string" calcext:value-type="string">
            <text:p>Slug</text:p>
          </table:table-cell>
          <table:table-cell table:style-name="ce9" office:value-type="string" calcext:value-type="string">
            <text:p>ProvinceId</text:p>
          </table:table-cell>
          <table:table-cell table:number-columns-repeated="1018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8-&quot;;[.A2])" office:value-type="string" office:string-value="11-108-10001" calcext:value-type="string">
            <text:p>11-108-10001</text:p>
          </table:table-cell>
          <table:table-cell table:number-columns-repeated="3" office:value-type="string" calcext:value-type="string">
            <text:p>test</text:p>
          </table:table-cell>
          <table:table-cell office:value-type="float" office:value="10001" calcext:value-type="float">
            <text:p>10001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vinces" table:style-name="ta1">
        <table:table-column table:style-name="co4" table:default-cell-style-name="ce10"/>
        <table:table-column table:style-name="co20" table:default-cell-style-name="ce10"/>
        <table:table-column table:style-name="co4" table:number-columns-repeated="1022" table:default-cell-style-name="ce10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isplayName</text:p>
          </table:table-cell>
          <table:table-cell table:style-name="ce9" office:value-type="string" calcext:value-type="string">
            <text:p>Slug</text:p>
          </table:table-cell>
          <table:table-cell table:number-columns-repeated="1019"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COM.MICROSOFT.CONCAT(&quot;11-107-&quot;;[.A2])" office:value-type="string" office:string-value="11-107-10001" calcext:value-type="string">
            <text:p>11-107-10001</text:p>
          </table:table-cell>
          <table:table-cell table:number-columns-repeated="3" office:value-type="string" calcext:value-type="string">
            <text:p>test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es" table:style-name="ta1">
        <table:table-column table:style-name="co4" table:number-columns-repeated="1023" table:default-cell-style-name="ce5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ContactName</text:p>
          </table:table-cell>
          <table:table-cell table:style-name="ce7" office:value-type="string" calcext:value-type="string">
            <text:p>PhoneNumber</text:p>
          </table:table-cell>
          <table:table-cell table:style-name="ce7" office:value-type="string" calcext:value-type="string">
            <text:p>AddressLine1</text:p>
          </table:table-cell>
          <table:table-cell table:style-name="ce7" office:value-type="string" calcext:value-type="string">
            <text:p>AddressLine2</text:p>
          </table:table-cell>
          <table:table-cell table:style-name="ce7" office:value-type="string" calcext:value-type="string">
            <text:p>ZipCode</text:p>
          </table:table-cell>
          <table:table-cell table:style-name="ce7" office:value-type="string" calcext:value-type="string">
            <text:p>CommuneId</text:p>
          </table:table-cell>
          <table:table-cell table:style-name="ce8" table:number-columns-repeated="1012"/>
        </table:table-row>
        <table:table-row table:style-name="ro2">
          <table:table-cell office:value-type="float" office:value="10001" calcext:value-type="float">
            <text:p>10001</text:p>
          </table:table-cell>
          <table:table-cell table:formula="of:=COM.MICROSOFT.CONCAT(&quot;11-106-&quot;;[.A2])" office:value-type="string" office:string-value="11-106-10001" calcext:value-type="string">
            <text:p>11-106-10001</text:p>
          </table:table-cell>
          <table:table-cell table:number-columns-repeated="7"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office:value-type="float" office:value="10001" calcext:value-type="float">
            <text:p>10001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0:51:26.760097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1:25:38.359891310</meta:creation-date>
    <dc:date>2022-01-09T23:15:52.192643927</dc:date>
    <meta:editing-duration>PT22H52M34S</meta:editing-duration>
    <meta:editing-cycles>31</meta:editing-cycles>
    <meta:generator>LibreOffice/6.4.7.2$Linux_X86_64 LibreOffice_project/40$Build-2</meta:generator>
    <meta:document-statistic meta:table-count="9" meta:cell-count="211" meta:object-count="0"/>
  </office:meta>
</office:document-meta>
</file>